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8.11mm"/>
    </style:style>
    <style:style style:name="co2" style:family="table-column">
      <style:table-column-properties fo:break-before="auto" style:column-width="116.15mm"/>
    </style:style>
    <style:style style:name="co3" style:family="table-column">
      <style:table-column-properties fo:break-before="auto" style:column-width="114.56mm"/>
    </style:style>
    <style:style style:name="co4" style:family="table-column">
      <style:table-column-properties fo:break-before="auto" style:column-width="137.32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45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9.2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0000" style:rotation-align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style:rotation-align="none"/>
      <style:text-properties style:font-name-asian="Liberation Sans1" style:font-size-asian="12pt" style:language-asian="hi" style:country-asian="IN"/>
    </style:style>
    <style:style style:name="ce14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fo:language="none" fo:country="none" style:font-name-asian="Liberation Sans1" style:font-size-asian="12pt" style:language-asian="none" style:country-asian="non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ONE SPREADSHEET PER MODUL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CREATOR INFORMATION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 calcext:value-type="string">
            <text:p>Competency Area &amp; Module Topic</text:p>
          </table:table-cell>
          <table:table-cell table:style-name="Default" office:value-type="string" calcext:value-type="string">
            <text:p>Mathematical Reasoning of Data / Graph Theory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Faculty developer/s:</text:p>
          </table:table-cell>
          <table:table-cell table:style-name="Default" office:value-type="string" calcext:value-type="string">
            <text:p>Jack Pope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Developer/s email/s:</text:p>
          </table:table-cell>
          <table:table-cell table:style-name="Default" office:value-type="string" calcext:value-type="string">
            <text:p><text:a xlink:href="mailto:Jack.Pope@nhcc.edu" xlink:type="simple">Jack.Pope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Developer/s phone number/s:</text:p>
          </table:table-cell>
          <table:table-cell table:style-name="Default" office:value-type="string" calcext:value-type="string">
            <text:p>Jack Pope (952-686-8548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Home college of developer/s</text:p>
          </table:table-cell>
          <table:table-cell table:style-name="Default" office:value-type="string" calcext:value-type="string">
            <text:p>NHCC.edu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</text:p>
          </table:table-cell>
          <table:table-cell table:style-name="Default" office:value-type="string" calcext:value-type="string">
            <text:p>Kathy Grady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Brightspace Administrator email</text:p>
          </table:table-cell>
          <table:table-cell table:style-name="Default" office:value-type="string" calcext:value-type="string">
            <text:p><text:a xlink:href="mailto:kgrady@nhcc.edu" xlink:type="simple">kgrady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phone #</text:p>
          </table:table-cell>
          <table:table-cell table:style-name="Default" office:value-type="string" calcext:value-type="string">
            <text:p>763-424-0743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Materials needed (textbook, software, etc.)</text:p>
          </table:table-cell>
          <table:table-cell table:style-name="Default" office:value-type="string" calcext:value-type="string">
            <text:p>Python, version 2, Python Networkx library</text:p>
          </table:table-cell>
          <table:table-cell table:style-name="Default" table:number-columns-repeated="4"/>
          <table:table-cell table:number-columns-repeated="1018"/>
        </table:table-row>
        <table:table-row table:style-name="ro5">
          <table:table-cell table:style-name="ce4"/>
          <table:table-cell table:style-name="Default" office:value-type="string" calcext:value-type="string">
            <text:p>Recommended textbook: <text:span text:style-name="T3"><text:a xlink:href="http://mitpress.mit.edu/books/introduction-algorithms-third-edition" xlink:type="simple">http://mitpress.mit.edu/books/introduction-algorithms-third-edition</text:a></text:span></text:p>
          </table:table-cell>
          <table:table-cell table:style-name="Default" table:number-columns-repeated="4"/>
          <table:table-cell table:number-columns-repeated="1018"/>
        </table:table-row>
        <table:table-row table:style-name="ro6">
          <table:table-cell table:style-name="ce4" office:value-type="string" calcext:value-type="string">
            <text:p>Module Information</text:p>
          </table:table-cell>
          <table:table-cell table:style-name="ce16" office:value-type="string" calcext:value-type="string">
            <text:p>Overview, Prerequisites, Outline, Calendar, Outcomes etc. 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office:value-type="string" calcext:value-type="string">
            <text:p>See “Instructor overview &amp; objective” and “Schedule” in the module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Prerequisites: Python programming, data structures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7">
          <table:table-cell table:style-name="ce6" office:value-type="string" calcext:value-type="string">
            <text:p>Modules (objects in chronological order according to class progression)</text:p>
          </table:table-cell>
          <table:table-cell table:style-name="ce6" office:value-type="string" calcext:value-type="string">
            <office:annotation draw:style-name="gr1" draw:text-style-name="P2" svg:width="338.93mm" svg:height="15.57mm" svg:x="259.77mm" svg:y="109.43mm" draw:caption-point-x="-5.61mm" draw:caption-point-y="6.55mm">
              <dc:date>2018-06-07T00:00:00</dc:date>
              <text:p text:style-name="P1"><text:span text:style-name="T1">A: demonstrate an understanding of the key concepts of the psychological perspectives and theories and how these are used to explain psychological phenomena</text:span></text:p>
              <text:p text:style-name="P1"><text:span text:style-name="T1">B: demonstrate an understanding of the scientific method, and how this guides the process of inquiry and research into psychological phenomena</text:span></text:p>
              <text:p text:style-name="P1"><text:span text:style-name="T1">C: demonstrate an understanding of the impact of social and cultural factors on oneself, and on individual and group behavior</text:span></text:p>
            </office:annotation>
            <text:p>Indicate Section of Module</text:p>
          </table:table-cell>
          <table:table-cell table:style-name="ce18" office:value-type="string" calcext:value-type="string">
            <text:p>Format of item</text:p>
          </table:table-cell>
          <table:table-cell table:style-name="ce19" office:value-type="string" calcext:value-type="string">
            <text:p>Titles and Links</text:p>
          </table:table-cell>
          <table:table-cell table:style-name="ce20" office:value-type="string" calcext:value-type="string">
            <text:p>Licensing</text:p>
          </table:table-cell>
          <table:table-cell table:style-name="ce20" office:value-type="string" calcext:value-type="string">
            <text:p>Any additional notes for Course Builder about this ite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Overview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TBD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Graph quantification and comparison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0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8" office:value-type="string" calcext:value-type="string">
            <text:p>Graph as adjacency matrix 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/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Graph as adjacency list 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/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Graph traversal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table:number-columns-repeated="1022"/>
        </table:table-row>
        <table:table-row table:style-name="ro4">
          <table:table-cell table:style-name="ce8"/>
          <table:table-cell/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Shortest path problem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Traveling salesman problem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 table:number-rows-repeated="2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Assessment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TBD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8">
          <table:table-cell table:style-name="ce12" office:value-type="string" calcext:value-type="string">
            <text:p>TODO items</text:p>
          </table:table-cell>
          <table:table-cell table:style-name="ce12" office:value-type="string" calcext:value-type="string">
            <text:p>Done by – as of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13" office:value-type="string" calcext:value-type="string">
            <text:p>Create discussions and exercises</text:p>
          </table:table-cell>
          <table:table-cell table:style-name="ce17" office:value-type="string" calcext:value-type="string">
            <text:p>Jack – 7/7/18</text:p>
          </table:table-cell>
          <table:table-cell table:style-name="ce17" table:number-columns-repeated="1022"/>
        </table:table-row>
        <table:table-row table:style-name="ro8">
          <table:table-cell table:style-name="ce13" office:value-type="string" calcext:value-type="string">
            <text:p>Discussion proof read / edit / code testing</text:p>
          </table:table-cell>
          <table:table-cell table:style-name="ce17" table:number-columns-repeated="1023"/>
        </table:table-row>
        <table:table-row table:style-name="ro8">
          <table:table-cell table:style-name="ce14" office:value-type="string" calcext:value-type="string">
            <text:p>Exercise proof read / edit / code testing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 calcext:value-type="string">
            <text:p><text:span text:style-name="T2">Improve graphics and fonts/notation, if needed</text:span></text:p>
          </table:table-cell>
          <table:table-cell table:style-name="ce17" table:number-columns-repeated="1023"/>
        </table:table-row>
        <table:table-row table:style-name="ro4">
          <table:table-cell table:style-name="ce13" office:value-type="string" calcext:value-type="string">
            <text:p>Verify this module has appropriate depth and breadth.</text:p>
          </table:table-cell>
          <table:table-cell table:style-name="ce17" table:number-columns-repeated="1023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Make final assessment (quiz or project) if required in addition to existing exercises.</text:p>
          </table:table-cell>
          <table:table-cell table:number-columns-repeated="1023"/>
        </table:table-row>
        <table:table-row table:style-name="ro4" table:number-rows-repeated="32">
          <table:table-cell table:number-columns-repeated="1024"/>
        </table:table-row>
        <table:table-row table:style-name="ro2" table:number-rows-repeated="1048474">
          <table:table-cell table:number-columns-repeated="1024"/>
        </table:table-row>
        <table:table-row table:style-name="ro9" table:number-rows-repeated="1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00-00-00</text:date>, <text:time style:data-style-name="N2" text:time-value="22:20:33.857807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51:18</meta:creation-date>
    <meta:initial-creator>IT Department</meta:initial-creator>
    <dc:language>en-CA</dc:language>
    <dc:date>2018-07-07T22:55:06.261252609</dc:date>
    <meta:editing-cycles>21</meta:editing-cycles>
    <meta:editing-duration>PT2H19M51S</meta:editing-duration>
    <meta:generator>LibreOffice/5.0.3.2$Linux_X86_64 LibreOffice_project/00m0$Build-2</meta:generator>
    <meta:document-statistic meta:table-count="1" meta:cell-count="82" meta:object-count="0"/>
    <meta:user-defined meta:name="AppVersion">15.0300</meta:user-defined>
    <meta:user-defined meta:name="Company">Alexandria Technical &amp;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